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-Bold" svg:font-family="Consolas-Bold"/>
    <style:font-face style:name="Lohit Hindi1" svg:font-family="'Lohit Hindi'"/>
    <style:font-face style:name="Helvetica" svg:font-family="Helvetica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text-outline="false" style:text-position="0% 100%" style:font-name="Helvetica" fo:font-size="12pt" fo:letter-spacing="normal" style:text-underline-style="none" style:letter-kerning="false" style:font-name-asian="Helvetica" style:font-size-asian="12pt" style:font-name-complex="Helvetica" style:font-size-complex="12pt"/>
    </style:style>
    <style:style style:name="P2" style:family="paragraph" style:parent-style-name="Standard" style:list-style-name="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text-outline="false" style:text-position="0% 100%" style:font-name="Helvetica" fo:font-size="12pt" fo:letter-spacing="normal" style:text-underline-style="none" fo:font-weight="normal" style:letter-kerning="false" style:font-name-asian="Helvetica" style:font-size-asian="12pt" style:font-weight-asian="normal" style:font-name-complex="Helvetica" style:font-size-complex="12pt" style:font-weight-complex="normal"/>
    </style:style>
    <style:style style:name="P3" style:family="paragraph" style:parent-style-name="Standard" style:list-style-name="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text-outline="false" style:text-position="0% 100%" style:font-name="Helvetica" fo:font-size="12pt" fo:letter-spacing="normal" style:text-underline-style="none" fo:font-weight="bold" style:letter-kerning="false" style:font-name-asian="Helvetica" style:font-size-asian="12pt" style:font-weight-asian="bold" style:font-name-complex="Helvetica" style:font-size-complex="12pt" style:font-weight-complex="bold"/>
    </style:style>
    <style:style style:name="P4" style:family="paragraph" style:parent-style-name="Standard" style:list-style-name="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text-outline="false" style:text-position="0% 100%" style:font-name="Consolas" fo:font-size="14pt" fo:letter-spacing="normal" style:text-underline-style="none" fo:font-weight="normal" style:letter-kerning="false" style:font-name-asian="Consolas" style:font-size-asian="14pt" style:font-weight-asian="normal" style:font-name-complex="Consolas" style:font-size-complex="14pt" style:font-weight-complex="normal"/>
    </style:style>
    <style:style style:name="P5" style:family="paragraph" style:parent-style-name="Standard" style:list-style-name="">
      <style:paragraph-properties style:text-autospace="none">
        <style:tab-stops>
          <style:tab-stop style:position="6.5in" style:type="right"/>
        </style:tab-stops>
      </style:paragraph-properties>
      <style:text-properties fo:color="#000000" style:text-outline="false" style:text-position="0% 100%" style:font-name="Helvetica" fo:font-size="18pt" fo:letter-spacing="normal" style:text-underline-style="none" fo:font-weight="bold" style:letter-kerning="false" style:font-name-asian="Helvetica" style:font-size-asian="18pt" style:font-weight-asian="bold" style:font-name-complex="Helvetica" style:font-size-complex="18pt" style:font-weight-complex="bold"/>
    </style:style>
    <style:style style:name="P6" style:family="paragraph" style:parent-style-name="Standard" style:list-style-name="">
      <style:paragraph-properties style:text-autospace="none">
        <style:tab-stops>
          <style:tab-stop style:position="6.5in" style:type="right"/>
        </style:tab-stops>
      </style:paragraph-properties>
      <style:text-properties fo:color="#000000" style:text-outline="false" style:text-position="0% 100%" style:font-name="Helvetica" fo:font-size="18pt" fo:letter-spacing="normal" style:text-underline-style="none" fo:font-weight="normal" style:letter-kerning="false" style:font-name-asian="Helvetica" style:font-size-asian="18pt" style:font-weight-asian="normal" style:font-name-complex="Helvetica" style:font-size-complex="18pt" style:font-weight-complex="normal"/>
    </style:style>
    <style:style style:name="P7" style:family="paragraph" style:parent-style-name="Standard" style:list-style-name="">
      <style:paragraph-properties style:text-autospace="none">
        <style:tab-stops>
          <style:tab-stop style:position="6.5in" style:type="right"/>
        </style:tab-stops>
      </style:paragraph-properties>
      <style:text-properties fo:color="#000000" style:text-outline="false" style:text-position="0% 100%" style:font-name="Helvetica" fo:font-size="12pt" fo:letter-spacing="normal" style:text-underline-style="none" fo:font-weight="normal" style:letter-kerning="false" style:font-name-asian="Helvetica" style:font-size-asian="12pt" style:font-weight-asian="normal" style:font-name-complex="Helvetica" style:font-size-complex="12pt" style:font-weight-complex="normal"/>
    </style:style>
    <style:style style:name="P8" style:family="paragraph" style:parent-style-name="Standard" style:list-style-name="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9" style:family="paragraph" style:parent-style-name="Standard">
      <style:paragraph-properties fo:margin-left="0.1807in" fo:margin-right="0in" fo:text-indent="-0.1807in" style:auto-text-indent="false" style:text-autospace="none">
        <style:tab-stops>
          <style:tab-stop style:position="-0.1665in"/>
          <style:tab-stop style:position="0in"/>
          <style:tab-stop style:position="0.0138in"/>
          <style:tab-stop style:position="0.2083in"/>
          <style:tab-stop style:position="0.5972in"/>
          <style:tab-stop style:position="0.9862in"/>
          <style:tab-stop style:position="1.3752in"/>
          <style:tab-stop style:position="1.7638in"/>
          <style:tab-stop style:position="2.1528in"/>
          <style:tab-stop style:position="2.5417in"/>
          <style:tab-stop style:position="2.9307in"/>
          <style:tab-stop style:position="3.3193in"/>
          <style:tab-stop style:position="3.7083in"/>
          <style:tab-stop style:position="4.0972in"/>
          <style:tab-stop style:position="4.4862in"/>
        </style:tab-stops>
      </style:paragraph-properties>
      <style:text-properties style:use-window-font-color="true" style:text-outline="false" style:text-position="0% 100%" style:font-name="Helvetica" fo:font-size="12pt" fo:letter-spacing="normal" style:text-underline-style="none" fo:font-weight="normal" style:letter-kerning="false" style:font-name-asian="Helvetica" style:font-size-asian="12pt" style:font-weight-asian="normal" style:font-name-complex="Helvetica" style:font-size-complex="12pt" style:font-weight-complex="normal"/>
    </style:style>
    <style:style style:name="T1" style:family="text">
      <style:text-properties style:use-window-font-color="true" style:text-outline="false" style:text-position="0% 100%" style:font-name="Helvetica" fo:font-size="12pt" fo:letter-spacing="normal" style:text-underline-style="none" fo:font-weight="normal" style:letter-kerning="false" style:font-name-asian="Helvetica" style:font-size-asian="12pt" style:font-weight-asian="normal" style:font-name-complex="Helvetica" style:font-size-complex="12pt" style:font-weight-complex="normal"/>
    </style:style>
    <style:style style:name="T2" style:family="text">
      <style:text-properties style:use-window-font-color="true" style:text-outline="false" style:text-position="0% 100%" style:font-name="Helvetica" fo:font-size="12pt" fo:letter-spacing="normal" style:text-underline-style="none" fo:font-weight="bold" style:letter-kerning="false" style:font-name-asian="Helvetica" style:font-size-asian="12pt" style:font-weight-asian="bold" style:font-name-complex="Helvetica" style:font-size-complex="12pt" style:font-weight-complex="bold"/>
    </style:style>
    <style:style style:name="T3" style:family="text">
      <style:text-properties style:use-window-font-color="true" style:text-outline="false" style:text-position="0% 100%" style:font-name="Consolas-Bold" fo:font-size="14pt" fo:letter-spacing="normal" style:text-underline-style="none" fo:font-weight="bold" style:letter-kerning="false" style:font-name-asian="Consolas-Bold" style:font-size-asian="14pt" style:font-weight-asian="bold" style:font-name-complex="Consolas-Bold" style:font-size-complex="14pt" style:font-weight-complex="bold"/>
    </style:style>
    <style:style style:name="T4" style:family="text">
      <style:text-properties style:use-window-font-color="true" style:text-outline="false" style:text-position="0% 100%" style:font-name="Consolas" fo:font-size="14pt" fo:letter-spacing="normal" style:text-underline-style="none" fo:font-weight="normal" style:letter-kerning="false" style:font-name-asian="Consolas" style:font-size-asian="14pt" style:font-weight-asian="normal" style:font-name-complex="Consolas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"/>14 <text:s/>sudo apt-get install vim</text:p>
      <text:p text:style-name="P1"><text:s text:c="3"/>17 <text:s/>sudo apt-get install git</text:p>
      <text:p text:style-name="P1"><text:s text:c="3"/>19 <text:s/>sudo apt-get install python-setuptools <text:s/>--&gt; Get easy_install</text:p>
      <text:p text:style-name="P1"><text:s text:c="3"/>21 <text:s/>sudo easy_install virtualenv</text:p>
      <text:p text:style-name="P1"><text:s text:c="3"/>28 <text:s/>cd ~</text:p>
      <text:p text:style-name="P1"><text:s text:c="3"/>29 <text:s/>mkdir Dev</text:p>
      <text:p text:style-name="P1"><text:s text:c="3"/>30 <text:s/>cd Dev/</text:p>
      <text:p text:style-name="P1"><text:s text:c="3"/>31 <text:s/>pwd</text:p>
      <text:p text:style-name="P1"><text:s text:c="3"/>32 <text:s/>mkdir DjangoUdemy</text:p>
      <text:p text:style-name="P1"><text:s text:c="3"/>33 <text:s/>cd DjangoUdemy/</text:p>
      <text:p text:style-name="P1"><text:s text:c="3"/>34 <text:s/>virtualenv --no-site-packages venv</text:p>
      <text:p text:style-name="P1"><text:s text:c="3"/>38 <text:s/>source venv/bin/activate</text:p>
      <text:p text:style-name="P1"><text:s text:c="3"/>48 <text:s/>cd venv/</text:p>
      <text:p text:style-name="P1"><text:s text:c="3"/>49 <text:s/>easy_install Django</text:p>
      <text:p text:style-name="P1"><text:s text:c="3"/>64 <text:s/>cd ..</text:p>
      <text:p text:style-name="P1"><text:s text:c="3"/>65 <text:s/>django-admin.py</text:p>
      <text:p text:style-name="P1"><text:s text:c="3"/>66 <text:s/>django-admin.py startproject django_udemy_app</text:p>
      <text:p text:style-name="P1"><text:s text:c="3"/>67 <text:s/>ls</text:p>
      <text:p text:style-name="P1"><text:s text:c="3"/>68 <text:s/>cd django_udemy_app/</text:p>
      <text:p text:style-name="P1"><text:s text:c="3"/>70 <text:s/>python manage.py runserver</text:p>
      <text:p text:style-name="P1">CTRL C (^C)</text:p>
      <text:p text:style-name="P1"><text:s text:c="3"/>73 <text:s/>deactivate</text:p>
      <text:p text:style-name="P1"/>
      <text:p text:style-name="P1"/>
      <text:p text:style-name="P5">Building the App - Settings.py and Database models</text:p>
      <text:p text:style-name="P5"/>
      <text:p text:style-name="P2"/>
      <text:p text:style-name="P8"><text:span text:style-name="T1">In </text:span><text:span text:style-name="T2">settings.py; </text:span><text:span text:style-name="T1">modify the following: - we plan to use sqlite3</text:span></text:p>
      <text:p text:style-name="P2"/>
      <text:p text:style-name="P2">DATABASES = {</text:p>
      <text:p text:style-name="P2"><text:s text:c="4"/>'default': {</text:p>
      <text:p text:style-name="P8"><text:span text:style-name="T1"><text:s text:c="8"/>'ENGINE': 'django.db.backends.</text:span><text:span text:style-name="T2">sqlite3</text:span><text:span text:style-name="T1">', # Add 'postgresql_psycopg2', 'mysql', 'sqlite3' or 'oracle'.</text:span></text:p>
      <text:p text:style-name="P8"><text:span text:style-name="T1"><text:s text:c="8"/>'NAME': '</text:span><text:span text:style-name="T2">/home/research/Dev/DjangoUdemy/django_udemy_app/django_udemy_app/storage.db</text:span><text:span text:style-name="T1">', <text:s text:c="21"/># Or path to database file if using sqlite3.</text:span></text:p>
      <text:p text:style-name="P2"><text:s text:c="8"/># The following settings are not used with sqlite3:</text:p>
      <text:p text:style-name="P2"><text:s text:c="8"/>'USER': '',</text:p>
      <text:p text:style-name="P2"><text:s text:c="8"/>'PASSWORD': '',</text:p>
      <text:p text:style-name="P2"><text:s text:c="8"/>'HOST': '', <text:s text:c="21"/># Empty for localhost through domain sockets or '127.0.0.1' for localhost through TCP.</text:p>
      <text:p text:style-name="P2"><text:s text:c="8"/>'PORT': '', <text:s text:c="21"/># Set to empty string for default.</text:p>
      <text:p text:style-name="P2"><text:s text:c="4"/>}</text:p>
      <text:p text:style-name="P2">}</text:p>
      <text:p text:style-name="P2"/>
      <text:p text:style-name="P2"/>
      <text:p text:style-name="P2"><text:soft-page-break/><text:s text:c="3"/>95 <text:s/>source venv/bin/activate</text:p>
      <text:p text:style-name="P2"><text:s text:c="3"/>98 <text:s/>cd django_udemy_app/</text:p>
      <text:p text:style-name="P2"><text:s text:c="2"/>100 <text:s/>python manage.py startapp article <text:s text:c="4"/>===&gt; Create an app - DRY (Dont repeat yourself) </text:p>
      <text:p text:style-name="P2"/>
      <text:p text:style-name="P2"/>
      <text:p text:style-name="P5">VIM Settings - Tab to 4 spaces</text:p>
      <text:p text:style-name="P5"/>
      <text:p text:style-name="P2"><text:s text:c="2"/>108 <text:s/>cd ~/.vim</text:p>
      <text:p text:style-name="P2"><text:s text:c="2"/>109 <text:s/>vim ~/.vimrc</text:p>
      <text:p text:style-name="P2">// Add these 4 lines</text:p>
      <text:p text:style-name="P8"><text:span text:style-name="T1"><text:tab/></text:span><text:span text:style-name="T2">set smartindent</text:span></text:p>
      <text:p text:style-name="P3"><text:tab/>set tabstop=4</text:p>
      <text:p text:style-name="P3"><text:tab/>set shiftwidth=4</text:p>
      <text:p text:style-name="P3"><text:tab/>set expandtab</text:p>
      <text:p text:style-name="P2"/>
      <text:p text:style-name="P2"><text:s text:c="2"/>110 <text:s/>source ~/.vimrc </text:p>
      <text:p text:style-name="P2"/>
      <text:p text:style-name="P2"/>
      <text:p text:style-name="P5">Create the data models - Write the models.py file</text:p>
      <text:p text:style-name="P2">109 <text:s/>cd article/</text:p>
      <text:p text:style-name="P2">110 <text:s/>vim models.py</text:p>
      <text:p text:style-name="P2">// Write your classes</text:p>
      <text:p text:style-name="P5"/>
      <text:p text:style-name="P5">Create the Database - storage.db</text:p>
      <text:p text:style-name="P2">120 <text:s/>cd .. </text:p>
      <text:p text:style-name="P2">121 <text:s/>python manage.py syncdb <text:s text:c="3"/>===&gt; At this time; the storage.db file (whose path u entered above) is created</text:p>
      <text:p text:style-name="P2"/>
      <text:p text:style-name="P2"><text:s text:c="2"/>133 <text:s/>sudo apt-get install sqlite3</text:p>
      <text:p text:style-name="P2"><text:s text:c="2"/>136 <text:s/>cd django_udemy_app/</text:p>
      <text:p text:style-name="P2"><text:s text:c="2"/>138 <text:s/>sqlite3 storage.db <text:s/></text:p>
      <text:p text:style-name="P2"><text:s text:c="2"/>142 <text:s/>sqlite3 storage.db </text:p>
      <text:p text:style-name="P2"><text:tab/>&gt; .schema</text:p>
      <text:p text:style-name="P2"><text:tab/>&gt;.db</text:p>
      <text:p text:style-name="P2"><text:tab/>&gt;.exit</text:p>
      <text:p text:style-name="P2"><text:s text:c="2"/>149 <text:s/>vim settings.py</text:p>
      <text:p text:style-name="P2"><text:tab/>// Under INSTALLED_APPS; put this line:</text:p>
      <text:p text:style-name="P8"><text:span text:style-name="T1"><text:tab/><text:tab/></text:span><text:span text:style-name="T2">'article',</text:span></text:p>
      <text:p text:style-name="P2"><text:s text:c="2"/>151 <text:s/>cd ..</text:p>
      <text:p text:style-name="P2"><text:s text:c="2"/>153 <text:s/>python manage.py syncdb</text:p>
      <text:p text:style-name="P2">Now; check to see using sqlite3 that new table for article has been created in storage.db</text:p>
      <text:p text:style-name="P2"/>
      <text:p text:style-name="P2">If you dont know SQL enough; you can use the following command to see some commands:</text:p>
      <text:p text:style-name="P2"><text:soft-page-break/></text:p>
      <text:p text:style-name="P8"><text:span text:style-name="T1">(venv)research@ubuntu:~/Dev/DjangoUdemy/django_udemy_app$ </text:span><text:span text:style-name="T2">python manage.py sql article </text:span></text:p>
      <text:p text:style-name="P2">BEGIN;</text:p>
      <text:p text:style-name="P2">CREATE TABLE "article_article" (</text:p>
      <text:p text:style-name="P2"><text:s text:c="4"/>"id" integer NOT NULL PRIMARY KEY,</text:p>
      <text:p text:style-name="P2"><text:s text:c="4"/>"title" varchar(200) NOT NULL,</text:p>
      <text:p text:style-name="P2"><text:s text:c="4"/>"body" text NOT NULL,</text:p>
      <text:p text:style-name="P2"><text:s text:c="4"/>"pub_date" datetime NOT NULL,</text:p>
      <text:p text:style-name="P2"><text:s text:c="4"/>"likes" integer NOT NULL</text:p>
      <text:p text:style-name="P2">)</text:p>
      <text:p text:style-name="P2">;</text:p>
      <text:p text:style-name="P2"/>
      <text:p text:style-name="P2">COMMIT;</text:p>
      <text:p text:style-name="P2">(venv)research@ubuntu:~/Dev/DjangoUdemy/django_udemy_app$ </text:p>
      <text:p text:style-name="P2"/>
      <text:p text:style-name="P2"/>
      <text:p text:style-name="P2"/>
      <text:p text:style-name="P2">To remove all tables to do with an application (app) from the DB: you can use the command:</text:p>
      <text:p text:style-name="P8"><text:span text:style-name="T1">&gt; </text:span><text:span text:style-name="T2">python manage.py reset article</text:span></text:p>
      <text:p text:style-name="P3"/>
      <text:p text:style-name="P2">This kills all the data as well as the tables schema. So, its best to backup before issuing such commands. To rebuild the schema; use the syncdb command:</text:p>
      <text:p text:style-name="P3">&gt; python manage.py syncdb article</text:p>
      <text:p text:style-name="P3"/>
      <text:p text:style-name="P3"/>
      <text:p text:style-name="P3"/>
      <text:p text:style-name="P3"/>
      <text:p text:style-name="P3">manage.py shell <text:s text:c="2"/>(Its basically a python shell which allows u to import local modules from your app)</text:p>
      <text:p text:style-name="P3">-------------------------</text:p>
      <text:p text:style-name="P3"/>
      <text:p text:style-name="P2">You can see data in your DB using the shell even before writing your views :)</text:p>
      <text:p text:style-name="P2"/>
      <text:p text:style-name="P2">&gt; python manage.py shell</text:p>
      <text:p text:style-name="P2">&gt;&gt;&gt; from article.models import Article</text:p>
      <text:p text:style-name="P2">&gt;&gt;&gt; Article.objects.all()</text:p>
      <text:p text:style-name="P2">[]</text:p>
      <text:p text:style-name="P2">&gt;&gt;&gt;</text:p>
      <text:p text:style-name="P2">&gt;&gt;&gt; from django.utils import timezone</text:p>
      <text:p text:style-name="P2">&gt;&gt;&gt; a = Article(title="Test 1", body="Blah Blah ...", pub_date=timezone.now(), likes=0)</text:p>
      <text:p text:style-name="P2">&gt;&gt;&gt; a</text:p>
      <text:p text:style-name="P2">&lt;Article: Article object&gt;</text:p>
      <text:p text:style-name="P2">&gt;&gt;&gt; print a</text:p>
      <text:p text:style-name="P2">Article object</text:p>
      <text:p text:style-name="P2">&gt;&gt;&gt; a.save()</text:p>
      <text:p text:style-name="P2">&gt;&gt;&gt; a.id</text:p>
      <text:p text:style-name="P2"><text:soft-page-break/>1</text:p>
      <text:p text:style-name="P2">&gt;&gt;&gt; a = Article(title="Test 2", body="Wow Wow ...", pub_date=timezone.now(), likes=2)</text:p>
      <text:p text:style-name="P2">&gt;&gt;&gt; a.save()</text:p>
      <text:p text:style-name="P2">&gt;&gt;&gt; a.id</text:p>
      <text:p text:style-name="P2">2</text:p>
      <text:p text:style-name="P2">&gt;&gt;&gt; a = Article(title="Test 3", body="Wow!", pub_date=timezone.now(), likes=10)</text:p>
      <text:p text:style-name="P2">&gt;&gt;&gt; a.save()</text:p>
      <text:p text:style-name="P2">&gt;&gt;&gt; a.id</text:p>
      <text:p text:style-name="P2">3</text:p>
      <text:p text:style-name="P2">&gt;&gt;&gt; Article.objects.all()</text:p>
      <text:p text:style-name="P2">[&lt;Article: Article object&gt;, &lt;Article: Article object&gt;, &lt;Article: Article object&gt;]</text:p>
      <text:p text:style-name="P2">&gt;&gt;&gt; </text:p>
      <text:p text:style-name="P2"/>
      <text:p text:style-name="P2"/>
      <text:p text:style-name="P2">Under article/models.py; put this line:</text:p>
      <text:p text:style-name="P2"/>
      <text:p text:style-name="P2"/>
      <text:p text:style-name="P3"><text:s text:c="4"/>def __unicode__(self):</text:p>
      <text:p text:style-name="P3"><text:s text:c="8"/>return self.title</text:p>
      <text:p text:style-name="P2"/>
      <text:p text:style-name="P2"/>
      <text:p text:style-name="P2"/>
      <text:p text:style-name="P2">Now;</text:p>
      <text:p text:style-name="P2"/>
      <text:p text:style-name="P2">&gt;&gt;&gt; from article.models import Article</text:p>
      <text:p text:style-name="P2">&gt;&gt;&gt; Article.objects.all()</text:p>
      <text:p text:style-name="P2">[&lt;Article: Test 1&gt;, &lt;Article: Test 2&gt;, &lt;Article: Test 3&gt;]</text:p>
      <text:p text:style-name="P2">&gt;&gt;&gt;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VIEWS</text:p>
      <text:p text:style-name="P2"/>
      <text:p text:style-name="P2"><text:soft-page-break/></text:p>
      <text:p text:style-name="P2">Views are functions that we use to describe how to display info of a webpage when a url is visited</text:p>
      <text:p text:style-name="P2"/>
      <text:p text:style-name="P2"><text:s text:c="2"/>187 <text:s/>cd article/</text:p>
      <text:p text:style-name="P2"><text:s text:c="2"/>189 <text:s/>vim views.py </text:p>
      <text:p text:style-name="P2"/>
      <text:p text:style-name="P2">Copy paste this code to views.py:</text:p>
      <text:p text:style-name="P2"/>
      <text:p text:style-name="P3">from django.http import HttpResponse</text:p>
      <text:p text:style-name="P3"/>
      <text:p text:style-name="P3"># Create your views here.</text:p>
      <text:p text:style-name="P3"/>
      <text:p text:style-name="P3">def hello(request):</text:p>
      <text:p text:style-name="P3"><text:s text:c="4"/>name = "Mike"</text:p>
      <text:p text:style-name="P3"><text:s text:c="4"/>html = "&lt;html&gt;&lt;body&gt;Hi %s, this seems to have worked !&lt;/body&gt;&lt;/html&gt;" % name</text:p>
      <text:p text:style-name="P3"><text:s text:c="4"/>return HttpResponse(html)</text:p>
      <text:p text:style-name="P3"/>
      <text:p text:style-name="P3"/>
      <text:p text:style-name="P2">Now that you have created a view; you need to define a route (url) for your view.</text:p>
      <text:p text:style-name="P2">Now, the views.py was within your app (article/); however, the url file is within your Project (~/Dev/DjangoUdemy/django_udemy_app/django_udemy_app).</text:p>
      <text:p text:style-name="P2">Open the urls.py file; and put the following line inside urlpatterns = patterns('', :</text:p>
      <text:p text:style-name="P2"/>
      <text:p text:style-name="P3">url(r'^hello/$', 'article.views.hello')</text:p>
      <text:p text:style-name="P3"/>
      <text:p text:style-name="P3"/>
      <text:p text:style-name="P2">Now, you can test this using python manage.py runserver and visiting the </text:p>
      <text:p text:style-name="P2">localhost:8000/hello <text:s text:c="2"/>url</text:p>
      <text:p text:style-name="P2"/>
      <text:p text:style-name="P2"/>
      <text:p text:style-name="P5">TEMPLATES</text:p>
      <text:p text:style-name="P3"/>
      <text:p text:style-name="P2">&gt; cd ~/Dev/DjangoUdemy/django_udemy_app</text:p>
      <text:p text:style-name="P2">&gt; mkdir templates<text:tab/><text:tab/><text:tab/>==&gt; Create a templates folder under your Project (1 templates directory for all the apps that you plan to run)</text:p>
      <text:p text:style-name="P2"/>
      <text:p text:style-name="P2">Now, go to the settings.py file under your project &amp; add the path to this templates directory to TEMPLATE_DIRS</text:p>
      <text:p text:style-name="P2"/>
      <text:p text:style-name="P2"/>
      <text:p text:style-name="P2"/>
      <text:p text:style-name="P2"/>
      <text:p text:style-name="P5">ADVANCED VIEWS &amp; URLS</text:p>
      <text:p text:style-name="P5"/>
      <text:p text:style-name="P2"><text:soft-page-break/>You can create urls file within the article app too.</text:p>
      <text:p text:style-name="P2"/>
      <text:p text:style-name="P2"/>
      <text:p text:style-name="P5">ADMIN</text:p>
      <text:p text:style-name="P6"/>
      <text:p text:style-name="P7">username: research</text:p>
      <text:p text:style-name="P7">pwd: A2.ac3</text:p>
      <text:p text:style-name="P6"/>
      <text:p text:style-name="P9">In urls.py and settings.py - uncomment the admin related stuff</text:p>
      <text:p text:style-name="P9">Create admin.py file under your app - article</text:p>
      <text:p text:style-name="P9">If you have forgotten your admin password:</text:p>
      <text:p text:style-name="P8"><text:span text:style-name="T1"><text:s text:c="3"/><text:tab/></text:span><text:span text:style-name="T3">manage.py changepassword admin</text:span></text:p>
      <text:p text:style-name="P6">OR</text:p>
      <text:p text:style-name="P8"><text:span text:style-name="T3"><text:tab/>python manage.py createsuperuser ==&gt; </text:span><text:span text:style-name="T4">create another user</text:span></text:p>
      <text:p text:style-name="P4"/>
      <text:p text:style-name="P5"/>
      <text:p text:style-name="P5">Django Template Language</text:p>
      <text:p text:style-name="P5"/>
      <text:p text:style-name="P8"><text:span text:style-name="T1">You can create urls file within the article app to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-Bold" svg:font-family="Consolas-Bold"/>
    <style:font-face style:name="Lohit Hindi1" svg:font-family="'Lohit Hindi'"/>
    <style:font-face style:name="Helvetica" svg:font-family="Helvetica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RTF_5f_Num_20_2_20_1" style:display-name="RTF_Num 2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0T16:14:12</meta:creation-date>
    <dc:date>2013-10-20T16:14:52</dc:date>
    <meta:editing-duration>P0D</meta:editing-duration>
    <meta:editing-cycles>1</meta:editing-cycles>
    <meta:document-statistic meta:table-count="0" meta:image-count="0" meta:object-count="0" meta:page-count="6" meta:paragraph-count="154" meta:word-count="796" meta:character-count="5511" meta:non-whitespace-character-count="4524"/>
    <meta:generator>LibreOffice/3.5$Linux_X86_64 LibreOffice_project/350m1$Build-2</meta:generator>
  </office:meta>
</office:document-meta>
</file>